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9.0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6.719cm"/>
    </style:style>
    <style:style style:name="co10" style:family="table-column">
      <style:table-column-properties fo:break-before="auto" style:column-width="2.71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CT003_20_-_20_Procedimento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8e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127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959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595959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color="#3f3f3f" fo:font-style="italic" style:font-style-asian="italic" style:font-style-complex="italic"/>
    </style:style>
    <style:style style:name="T4" style:family="text">
      <style:text-properties fo:color="#3f3f3f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T003 - Procedimen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7" office:value-type="string" calcext:value-type="string">
            <text:p>CT003</text:p>
          </table:table-cell>
          <table:table-cell table:style-name="ce7" table:number-columns-repeated="4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8" office:value-type="string" calcext:value-type="string" table:number-columns-spanned="5" table:number-rows-spanned="1">
            <text:p>Procedimento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9" office:value-type="string" calcext:value-type="string" table:number-columns-spanned="5" table:number-rows-spanned="1">
            <text:p>[RF03] Sair do Sistema; [RF05] Manter Procedimento; [RF06] Pesquisar Procedimento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3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9" office:value-type="string" calcext:value-type="string" table:number-columns-spanned="5" table:number-rows-spanned="1">
            <text:p>Validação da pesquisa de procedimentos, validação dos dados mostrados na tabela de procedimentos, validação da interação de exclusão de procedimento, validação da interação de alteração de procedimento.</text:p>
          </table:table-cell>
          <table:covered-table-cell table:number-columns-repeated="3" table:style-name="ce6"/>
          <table:covered-table-cell table:style-name="ce13"/>
          <table:table-cell table:style-name="ce1"/>
          <table:table-cell table:style-name="ce16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9" office:value-type="string" calcext:value-type="string" table:number-columns-spanned="5" table:number-rows-spanned="1">
            <text:p>Usuário deve já estar logado com usuário e senha válido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 table:number-columns-repeated="3"/>
          <table:table-cell table:style-name="ce11"/>
          <table:table-cell table:style-name="ce1"/>
          <table:table-cell table:style-name="ce16" table:number-columns-repeated="4"/>
          <table:table-cell table:style-name="ce1"/>
          <table:table-cell table:number-columns-repeated="54"/>
        </table:table-row>
        <table:table-row table:style-name="ro1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3" table:style-name="ce6"/>
          <table:covered-table-cell table:style-name="ce13"/>
          <table:table-cell table:style-name="ce17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13"/>
          <table:table-cell table:number-columns-repeated="54"/>
        </table:table-row>
        <table:table-row table:style-name="ro4">
          <table:table-cell table:style-name="ce3" office:value-type="string" calcext:value-type="string">
            <text:p>No. Passos</text:p>
          </table:table-cell>
          <table:table-cell table:style-name="ce3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3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3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3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18" office:value-type="string" calcext:value-type="string">
            <text:p>Data da execução</text:p>
          </table:table-cell>
          <table:table-cell table:style-name="ce18" office:value-type="string" calcext:value-type="string">
            <text:p>Quem executou</text:p>
          </table:table-cell>
          <table:table-cell table:style-name="ce18" office:value-type="string" calcext:value-type="string">
            <text:p><text:span text:style-name="T1">Passou ? </text:span><text:span text:style-name="T3">(marcar com X)</text:span></text:p>
          </table:table-cell>
          <table:table-cell table:style-name="ce18" office:value-type="string" calcext:value-type="string">
            <text:p><text:span text:style-name="T1">Falhou ? </text:span><text:span text:style-name="T3">(marcar com X)</text:span></text:p>
          </table:table-cell>
          <table:table-cell table:style-name="ce18" office:value-type="string" calcext:value-type="string">
            <text:p><text:span text:style-name="T1">Descrição do defeito encontrado </text:span></text:p>
            <text:p><text:span text:style-name="T4">(comentário em caso de erro)</text:span></text:p>
          </table:table-cell>
          <table:table-cell table:number-columns-repeated="54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lidar pesquisa de procedimentos na barra de pesquisa</text:p>
          </table:table-cell>
          <table:table-cell table:style-name="ce10" office:value-type="string" calcext:value-type="string">
            <text:p>Inserir dados para pesquisa e clicar em pesquisar</text:p>
          </table:table-cell>
          <table:table-cell table:style-name="ce4" office:value-type="string" calcext:value-type="string">
            <text:p>Entrada de caracteres, números ou símbolos</text:p>
          </table:table-cell>
          <table:table-cell table:style-name="ce14" office:value-type="string" calcext:value-type="string">
            <text:p>Se encontrado alguma informação relacionada ao dado digitado na barra de pesquisa, deve aparecer na lista de procedimentos. Se não for encontrado, a mensagem "Nenhum dado encontrado" deve ser mostrada ao usuário.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alidar dados mostrados na tabela de procedimentos</text:p>
          </table:table-cell>
          <table:table-cell table:style-name="ce10"/>
          <table:table-cell table:style-name="ce12"/>
          <table:table-cell table:style-name="ce14" office:value-type="string" calcext:value-type="string">
            <text:p>Os procedimentos mostrados na tabela devem condizer com os procedimentos registrados no sistema ordenados pela data (recente p/ antigo)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alidar exclusão de procedimento</text:p>
          </table:table-cell>
          <table:table-cell table:style-name="ce10" office:value-type="string" calcext:value-type="string">
            <text:p>Clicar no botão de "remover" ao passar (hover) por determinado procedimento na tabela</text:p>
          </table:table-cell>
          <table:table-cell table:style-name="ce12"/>
          <table:table-cell table:style-name="ce14" office:value-type="string" calcext:value-type="string">
            <text:p>Uma janela de confirmação deverá aparecer com a seguinte mensagem "Você tem certeza que deseja excluir esse procedimento?" com as opções "sim" e "não". Se a opção for "sim", o procedimento deve ser excluídos dos registros e a página atualizada, se for "não" deverá apenas retornar para a página de procedimentos.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Validar alteração de procedimento</text:p>
          </table:table-cell>
          <table:table-cell table:style-name="ce10" office:value-type="string" calcext:value-type="string">
            <text:p>Clicar no botão de "alterar" ao passar (hover) por determinado procedimento na tabela</text:p>
          </table:table-cell>
          <table:table-cell table:style-name="ce4"/>
          <table:table-cell table:style-name="ce14" office:value-type="string" calcext:value-type="string">
            <text:p>O usuário deve ser redirecionado para a página "Adicionar novo procedimento", porém com os dados preenchidos com o procedimento selecionado para a alteração (Página será adaptada para a alteração dos registros)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7" table:number-rows-repeated="1048563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9:45:07.675782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T001_20_-_20_Efetuar_20_Login" style:display-name="PageStyle_CT001 - Efetuar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2_20_-_20_Tela_20_Inicial" style:display-name="PageStyle_CT002 - Tela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3_20_-_20_Procedimentos" style:display-name="PageStyle_CT003 -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4_20_-_20_Cadastro_20_de_20_Procedimentos" style:display-name="PageStyle_CT004 - Cadastro de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5_20_-_20_Terceiros" style:display-name="PageStyle_CT005 - Tercei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6_20_-_20_Cadastro_20_de_20_Terceiro" style:display-name="PageStyle_CT006 - Cadastro de Tercei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7_20_-_20_Clientes" style:display-name="PageStyle_CT007 - 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8_20_-_20_Cadastro_20_de_20_Cliente" style:display-name="PageStyle_CT008 - Cadastro de 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9_20_-_20_Dentistas" style:display-name="PageStyle_CT009 - Dent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0_20_-_20_Cadastro_20_de_20_Dentista" style:display-name="PageStyle_CT010 - Cadastro de Dent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1_20_-_20_Usuários" style:display-name="PageStyle_CT011 - Usuá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2_20_-_20_Cadastro_20_de_20_Usuário" style:display-name="PageStyle_CT012 - Cadastro de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05T19:45:25.752322165</dc:date>
    <meta:editing-duration>PT5M42S</meta:editing-duration>
    <meta:editing-cycles>9</meta:editing-cycles>
    <meta:document-statistic meta:table-count="1" meta:cell-count="38" meta:object-count="0"/>
  </office:meta>
</office:document-meta>
</file>